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73d3" officeooo:paragraph-rsid="002273d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27a1f4"/>
    </style:style>
    <style:style style:name="T1" style:family="text">
      <style:text-properties officeooo:rsid="0016c56e"/>
    </style:style>
    <style:style style:name="T2" style:family="text">
      <style:text-properties officeooo:rsid="001ac32b"/>
    </style:style>
    <style:style style:name="T3" style:family="text">
      <style:text-properties officeooo:rsid="001c90ec"/>
    </style:style>
    <style:style style:name="T4" style:family="text">
      <style:text-properties officeooo:rsid="001e3859"/>
    </style:style>
    <style:style style:name="T5" style:family="text">
      <style:text-properties officeooo:rsid="0020014c"/>
    </style:style>
    <style:style style:name="T6" style:family="text">
      <style:text-properties officeooo:rsid="00209b04"/>
    </style:style>
    <style:style style:name="T7" style:family="text">
      <style:text-properties officeooo:rsid="002273d3"/>
    </style:style>
    <style:style style:name="T8" style:family="text">
      <style:text-properties officeooo:rsid="0026415a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6c56e" style:font-size-asian="14pt" style:font-size-complex="14pt"/>
    </style:style>
    <style:style style:name="T11" style:family="text">
      <style:text-properties fo:font-size="14pt" officeooo:rsid="0026415a" style:font-size-asian="14pt" style:font-size-complex="14pt"/>
    </style:style>
    <style:style style:name="T12" style:family="text">
      <style:text-properties fo:font-size="14pt" officeooo:rsid="001ac32b" style:font-size-asian="14pt" style:font-size-complex="14pt"/>
    </style:style>
    <style:style style:name="T13" style:family="text">
      <style:text-properties fo:font-size="14pt" officeooo:rsid="001c90ec" style:font-size-asian="14pt" style:font-size-complex="14pt"/>
    </style:style>
    <style:style style:name="T14" style:family="text">
      <style:text-properties fo:font-size="14pt" officeooo:rsid="001e3859" style:font-size-asian="14pt" style:font-size-complex="14pt"/>
    </style:style>
    <style:style style:name="T15" style:family="text">
      <style:text-properties fo:font-size="14pt" officeooo:rsid="0020014c" style:font-size-asian="14pt" style:font-size-complex="14pt"/>
    </style:style>
    <style:style style:name="T16" style:family="text">
      <style:text-properties fo:font-size="14pt" officeooo:rsid="00209b04" style:font-size-asian="14pt" style:font-size-complex="14pt"/>
    </style:style>
    <style:style style:name="T17" style:family="text">
      <style:text-properties fo:font-size="14pt" officeooo:rsid="002273d3" style:font-size-asian="14pt" style:font-size-complex="14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16c56e" style:font-size-asian="13pt" style:font-size-complex="13pt"/>
    </style:style>
    <style:style style:name="T20" style:family="text">
      <style:text-properties fo:font-size="13pt" officeooo:rsid="0026415a" style:font-size-asian="13pt" style:font-size-complex="13pt"/>
    </style:style>
    <style:style style:name="T21" style:family="text">
      <style:text-properties fo:font-size="13pt" officeooo:rsid="001ac32b" style:font-size-asian="13pt" style:font-size-complex="13pt"/>
    </style:style>
    <style:style style:name="T22" style:family="text">
      <style:text-properties fo:font-size="13pt" officeooo:rsid="001c90ec" style:font-size-asian="13pt" style:font-size-complex="13pt"/>
    </style:style>
    <style:style style:name="T23" style:family="text">
      <style:text-properties fo:font-size="13pt" officeooo:rsid="001e3859" style:font-size-asian="13pt" style:font-size-complex="13pt"/>
    </style:style>
    <style:style style:name="T24" style:family="text">
      <style:text-properties fo:font-size="13pt" officeooo:rsid="0020014c" style:font-size-asian="13pt" style:font-size-complex="13pt"/>
    </style:style>
    <style:style style:name="T25" style:family="text">
      <style:text-properties fo:font-size="13pt" officeooo:rsid="00209b04" style:font-size-asian="13pt" style:font-size-complex="13pt"/>
    </style:style>
    <style:style style:name="T26" style:family="text">
      <style:text-properties fo:font-size="13pt" officeooo:rsid="002273d3" style:font-size-asian="13pt" style:font-size-complex="13pt"/>
    </style:style>
    <style:style style:name="T27" style:family="text">
      <style:text-properties fo:font-size="13pt" officeooo:rsid="0027a1f4" style:font-size-asian="13pt" style:font-size-complex="13pt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3pt" fo:font-weight="normal" officeooo:rsid="0027a1f4" style:font-size-asian="13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8">TCP/IP:</text:span></text:span><text:span text:style-name="T18"> </text:span><text:span text:style-name="T19">TCP p</text:span><text:span text:style-name="T18">ermit</text:span><text:span text:style-name="T19">e</text:span><text:span text:style-name="T18"> la comunicación entre dispositivos en diferentes redes, </text:span><text:span text:style-name="T19">también</text:span><text:span text:style-name="T18"> garantiza la entrega </text:span><text:span text:style-name="T19">de forma </text:span><text:span text:style-name="T18">confiable de </text:span><text:span text:style-name="T19">los </text:span><text:span text:style-name="T18">datos, mientras que IP se encarga de direccionar y enrutar </text:span><text:span text:style-name="T19">o encaminar</text:span><text:span text:style-name="T18"> los paquetes hacia su destino </text:span><text:span text:style-name="T20">correspondiente</text:span><text:span text:style-name="T18">. </text:span><text:span text:style-name="T19">Además </text:span><text:span text:style-name="T18">es</text:span><text:span text:style-name="T19">to es</text:span><text:span text:style-name="T18"> </text:span><text:span text:style-name="T20">bastante importante</text:span><text:span text:style-name="T18"> para servicios como </text:span><text:span text:style-name="T19">navegar por internet,</text:span><text:span text:style-name="T18"> </text:span><text:span text:style-name="T19">los</text:span><text:span text:style-name="T18"> correo electrónico </text:span><text:span text:style-name="T19">o la</text:span><text:span text:style-name="T18"> transmisión de archivos. </text:span></text:p>
      <text:p text:style-name="P2"><text:span text:style-name="Strong_20_Emphasis">Ejemplos:</text:span> Google Chrome, Gmail, Google Drive.</text:p>
      <text:p text:style-name="P2"><text:span text:style-name="Strong_20_Emphasis"><text:span text:style-name="T18"/></text:span></text:p>
      <text:p text:style-name="P2"><text:span text:style-name="Strong_20_Emphasis"><text:span text:style-name="T18">UDP:</text:span></text:span><text:span text:style-name="T18"> </text:span><text:span text:style-name="T19">E</text:span><text:span text:style-name="T18">s un protocolo de transporte que ofrece una comunicación rápida pero no garantiza </text:span><text:span text:style-name="T20">que se entreguen </text:span><text:span text:style-name="T18">los datos, </text:span><text:span text:style-name="T19">esto pasa porque </text:span><text:span text:style-name="T18">no establece una conexión previa ni realiza </text:span><text:span text:style-name="T19">ningún tiempo de </text:span><text:span text:style-name="T18">comprobació</text:span><text:span text:style-name="T19">n para ver si hay</text:span><text:span text:style-name="T18"> errores. Es ideal para aplicaciones donde la velocidad es </text:span><text:span text:style-name="T19">muy importante</text:span><text:span text:style-name="T18"> y </text:span><text:span text:style-name="T19">nos podemos permitir algunas pérdidas de datos</text:span><text:span text:style-name="T18">, como </text:span><text:span text:style-name="T19">por ejemplo </text:span><text:span text:style-name="T18">en videollamadas, transmisiones en </text:span><text:span text:style-name="T19">directo</text:span><text:span text:style-name="T18"> </text:span><text:span text:style-name="T19">o</text:span><text:span text:style-name="T18"> videojuegos en línea. </text:span></text:p>
      <text:p text:style-name="P2"><text:span text:style-name="Strong_20_Emphasis"><text:span text:style-name="T18">Ejemplos:</text:span></text:span><text:span text:style-name="T18"> Zoom, Twitch, </text:span><text:span text:style-name="T27">Elden Ring</text:span><text:span text:style-name="T18">.</text:span></text:p>
      <text:p text:style-name="P2"><text:span text:style-name="Strong_20_Emphasis"><text:span text:style-name="T18"/></text:span></text:p>
      <text:p text:style-name="P2"><text:span text:style-name="Strong_20_Emphasis"><text:span text:style-name="T18">HTTP/HTTPS:</text:span></text:span><text:span text:style-name="T18"> HTTP es el protocolo </text:span><text:span text:style-name="T20">que se usa</text:span><text:span text:style-name="T18"> para la transferencia de páginas web en la World Wide Web. </text:span><text:span text:style-name="T21">Establece</text:span><text:span text:style-name="T18"> cómo </text:span><text:span text:style-name="T20">se</text:span><text:span text:style-name="T18"> transmiten los mensajes, y cómo los navegadores y servidores deben responder </text:span><text:span text:style-name="T21">a las solicitudes</text:span><text:span text:style-name="T18">. HTTPS es la versión segura de HTTP, que utiliza cifrado SSL/TLS para proteger la integridad y confidencialidad de los datos. Servicios como la navegación web segura, </text:span><text:span text:style-name="T21">webs</text:span><text:span text:style-name="T18"> de comercio electrónico y aplicaciones web </text:span><text:span text:style-name="T21">son los que </text:span><text:span text:style-name="T18">dependen de estos protocolos. </text:span></text:p>
      <text:p text:style-name="P2"><text:span text:style-name="Strong_20_Emphasis"><text:span text:style-name="T18">Ejemplos:</text:span></text:span><text:span text:style-name="T18"> Amazon, </text:span><text:span text:style-name="T27">Instagram</text:span><text:span text:style-name="T18">, Google Docs</text:span></text:p>
      <text:p text:style-name="P2"><text:span text:style-name="Strong_20_Emphasis"><text:span text:style-name="T18"/></text:span></text:p>
      <text:p text:style-name="P2"><text:span text:style-name="Strong_20_Emphasis"><text:span text:style-name="T18">FTP:</text:span></text:span><text:span text:style-name="T18"> </text:span><text:span text:style-name="T21">E</text:span><text:span text:style-name="T18">stá diseñado para transferir archivos entre un cliente y un servidor en una red. </text:span><text:span text:style-name="T22">Sirve para</text:span><text:span text:style-name="T18"> subir, descargar y gestionar archivos de manera </text:span><text:span text:style-name="T22">más </text:span><text:span text:style-name="T18">eficiente. Es </text:span><text:span text:style-name="T22">bastante</text:span><text:span text:style-name="T18"> utilizado para la gestión de sitios web, intercambio de archivos en empresas y acceso a repositorios de software </text:span><text:span text:style-name="T22">de diferentes tipos, como en muchos casos para descargar ciertas distribuciones de Linux desde sus páginas webs</text:span><text:span text:style-name="T18">. </text:span></text:p>
      <text:p text:style-name="P2"><text:span text:style-name="Strong_20_Emphasis"><text:span text:style-name="T18">Ejemplos:</text:span></text:span><text:span text:style-name="T18"> FileZilla, cPanel, repositorios de Linux.</text:span></text:p>
      <text:p text:style-name="P2"><text:span text:style-name="Strong_20_Emphasis"><text:span text:style-name="T18"/></text:span></text:p>
      <text:p text:style-name="P2"><text:span text:style-name="Strong_20_Emphasis"><text:span text:style-name="T18">DNS:</text:span></text:span><text:span text:style-name="T18"> </text:span><text:span text:style-name="T22">T</text:span><text:span text:style-name="T18">raduce nombres de dominio legibles por humanos como </text:span><text:span text:style-name="T23">google</text:span><text:span text:style-name="T18">.</text:span><text:span text:style-name="T23">es por ejemplo</text:span><text:span text:style-name="T18"> en direcciones IP numéricas que l</text:span><text:span text:style-name="T23">os ordenadore</text:span><text:span text:style-name="T18">s utilizan para identificarse en la red. </text:span><text:span text:style-name="T23">También se podría decir que a</text:span><text:span text:style-name="T18">ctúa como una </text:span><text:span text:style-name="T23">especie de </text:span><text:span text:style-name="T18">agenda </text:span><text:span text:style-name="T23">telefónica o de contactos </text:span><text:span text:style-name="T18">de Internet, </text:span><text:span text:style-name="T23">así que de esta manera estaría </text:span><text:span text:style-name="T18">facilitando la navegación, el envío de correos electrónicos y otros servicios que requieren la conversión de nombres de dominio </text:span><text:span text:style-name="T23">a </text:span><text:span text:style-name="T18">direcciones IP. </text:span></text:p>
      <text:p text:style-name="P2"><text:span text:style-name="Strong_20_Emphasis"><text:span text:style-name="T18">Ejemplos:</text:span></text:span><text:span text:style-name="T18"> DNS </text:span><text:span text:style-name="T27">de Google o Cloudflare</text:span><text:span text:style-name="T18">, Gmail, servidores de</text:span><text:span text:style-name="T27"> Minecraft</text:span><text:span text:style-name="T18">.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oft-page-break/><text:span text:style-name="Strong_20_Emphasis"><text:span text:style-name="T18">DHCP:</text:span></text:span><text:span text:style-name="T18"> </text:span><text:span text:style-name="T24">A</text:span><text:span text:style-name="T18">signa automáticamente direcciones IP y otros parámetros de configuración de red </text:span><text:span text:style-name="T23">como la máscara</text:span><text:span text:style-name="T18"> a los dispositivos en una red, eliminando la necesidad de </text:span><text:span text:style-name="T23">se hagan las </text:span><text:span text:style-name="T18">configuraciones manuales </text:span><text:span text:style-name="T23">en muchos casos</text:span><text:span text:style-name="T18">. Es </text:span><text:span text:style-name="T23">muy importante</text:span><text:span text:style-name="T18"> en </text:span><text:span text:style-name="T23">las </text:span><text:span text:style-name="T18">redes donde los dispositivos se conectan y desconectan </text:span><text:span text:style-name="T23">de forma muy frecuente</text:span><text:span text:style-name="T18">, como en oficinas y entornos domésticos </text:span><text:span text:style-name="T23">como nuestra casa</text:span><text:span text:style-name="T18">, </text:span><text:span text:style-name="T23">de esta manera estaría </text:span><text:span text:style-name="T18">facilitando la conexión de computadoras, </text:span><text:span text:style-name="T24">móviles</text:span><text:span text:style-name="T18"> y otros dispositivos a la red. </text:span></text:p>
      <text:p text:style-name="P2"><text:span text:style-name="Strong_20_Emphasis"><text:span text:style-name="T18">Ejemplos: </text:span></text:span><text:span text:style-name="Strong_20_Emphasis"><text:span text:style-name="T28">Routers de </text:span></text:span><text:span text:style-name="Strong_20_Emphasis"><text:span text:style-name="T29">Movistar</text:span></text:span><text:span text:style-name="Strong_20_Emphasis"><text:span text:style-name="T28">, redes empresariales, Wi-Fi </text:span></text:span><text:span text:style-name="Strong_20_Emphasis"><text:span text:style-name="T29">público</text:span></text:span><text:span text:style-name="Strong_20_Emphasis"><text:span text:style-name="T28">.</text:span></text:span></text:p>
      <text:p text:style-name="P2"><text:span text:style-name="Strong_20_Emphasis"><text:span text:style-name="T28"/></text:span></text:p>
      <text:p text:style-name="P2"><text:span text:style-name="Strong_20_Emphasis"><text:span text:style-name="T18">SMTP:</text:span></text:span><text:span text:style-name="T18"> </text:span><text:span text:style-name="T24">E</text:span><text:span text:style-name="T18">s el protocolo estándar para el envío de correos electrónicos a través de Internet. </text:span><text:span text:style-name="T25">Establece</text:span><text:span text:style-name="T18"> cómo se envían los mensajes desde el cliente de correo al servidor y entre servidores. Trabaja en conjunto con protocolos como POP3 o IMAP, que se encargan de la recepción y almacenamiento de los correos. Servicios de correo electrónico como Gmail, Outlook y </text:span><text:span text:style-name="T20">Protón</text:span><text:span text:style-name="T18"> Mail utilizan SMTP para el envío de mensajes. </text:span></text:p>
      <text:p text:style-name="P2"><text:span text:style-name="Strong_20_Emphasis"><text:span text:style-name="T18">Ejemplos: </text:span></text:span><text:span text:style-name="Strong_20_Emphasis"><text:span text:style-name="T28">Outlook, Gmail, </text:span></text:span><text:span text:style-name="Strong_20_Emphasis"><text:span text:style-name="T29">Protón</text:span></text:span><text:span text:style-name="Strong_20_Emphasis"><text:span text:style-name="T28"> Mail.</text:span></text:span></text:p>
      <text:p text:style-name="P2"><text:span text:style-name="Strong_20_Emphasis"><text:span text:style-name="T2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>POP3:</text:span></text:span><text:span text:style-name="T18"> </text:span><text:span text:style-name="T25">E</text:span><text:span text:style-name="T18">s un protocolo utilizado para recibir correos electrónicos. </text:span><text:span text:style-name="T25">Lo que hace es que p</text:span><text:span text:style-name="T18">ermite a los clientes de correo electrónico descargar mensajes desde el servidor a su dispositivo </text:span><text:span text:style-name="T25">en </text:span><text:span text:style-name="T18">local </text:span><text:span text:style-name="T25">e incluso </text:span><text:span text:style-name="T18">eliminarlos del servidor. Es </text:span><text:span text:style-name="T25">bastante adecuado</text:span><text:span text:style-name="T18"> para usuarios que prefieren acceder a sus correos sin conexión </text:span><text:span text:style-name="T25">o no pueden tener temporalmente conexión por algún motivo</text:span><text:span text:style-name="T18">. </text:span><text:span text:style-name="T25">Por ejemplo podríamos nombrar a los c</text:span><text:span text:style-name="T18">lientes de correo como Mozilla Thunderbird, Microsoft Outlook y Mail </text:span><text:span text:style-name="T25">(de Apple).</text:span></text:p>
      <text:p text:style-name="P2"><text:span text:style-name="Strong_20_Emphasis"><text:span text:style-name="T25">Ejemplos:</text:span></text:span><text:span text:style-name="T25"> Microsoft Outlook, Thunderbird, Apple Mail.</text:span></text:p>
      <text:p text:style-name="P2"><text:span text:style-name="Strong_20_Emphasis"><text:span text:style-name="T18"/></text:span></text:p>
      <text:p text:style-name="P2"><text:span text:style-name="Strong_20_Emphasis"><text:span text:style-name="T18">IMAP:</text:span></text:span><text:span text:style-name="T18"> </text:span><text:span text:style-name="T26">Sirve para la </text:span><text:span text:style-name="T18">recepción de correos electrónicos, pero a</text:span><text:span text:style-name="T26">l contrario del </text:span><text:span text:style-name="T18">POP3, permite la gestión de los mensajes directamente en el servidor, </text:span><text:span text:style-name="T26">así lo que hace es </text:span><text:span text:style-name="T18">facil</text:span><text:span text:style-name="T26">itar</text:span><text:span text:style-name="T18"> la sincronización entre </text:span><text:span text:style-name="T26">varios</text:span><text:span text:style-name="T18"> dispositivos. Los usuarios pueden leer, organizar y eliminar correos en el servidor, reflejando los cambios en todos los dispositivos conectados, </text:span><text:span text:style-name="T26">de esta manera se mantienen sincronizados</text:span><text:span text:style-name="T18">. </text:span><text:span text:style-name="T26">Los s</text:span><text:span text:style-name="T18">ervicios de </text:span><text:span text:style-name="T26">email</text:span><text:span text:style-name="T18"> como Gmail, </text:span><text:span text:style-name="T26">Protón</text:span><text:span text:style-name="T18"> Mail y Outlook utilizan IMAP para </text:span><text:span text:style-name="T26">dar</text:span><text:span text:style-name="T18"> acceso sincronizado a los mensajes.</text:span></text:p>
      <text:p text:style-name="P2"><text:span text:style-name="Strong_20_Emphasis"><text:span text:style-name="T18">Ejemplos:</text:span></text:span><text:span text:style-name="T18"> Gmail, Proton Mail, Outlook.</text:span></text:p>
      <text:p text:style-name="P2"><text:span text:style-name="Strong_20_Emphasis"><text:span text:style-name="T18"/></text:span></text:p>
      <text:p text:style-name="P2"><text:span text:style-name="Strong_20_Emphasis"><text:span text:style-name="T18">SSH:</text:span></text:span><text:span text:style-name="T18"> </text:span><text:span text:style-name="T26">E</text:span><text:span text:style-name="T18">s un protocolo que proporciona una interfaz segura para acceder a otro dispositivo a través de una red </text:span><text:span text:style-name="T26">que puede que no sea </text:span><text:span text:style-name="T18">segura. Ofrece autenticación robusta y comunicaciones cifradas, </text:span><text:span text:style-name="T26">así se asegura</text:span><text:span text:style-name="T18"> que los datos transmitidos no puedan ser interceptados </text:span><text:span text:style-name="T26">por nadie</text:span><text:span text:style-name="T18">. </text:span><text:span text:style-name="T26">Se usa mucho</text:span><text:span text:style-name="T18"> para la administración remota de servidores, ejecución de comandos y transferencia segura de archivos.</text:span></text:p>
      <text:p text:style-name="P2"><text:span text:style-name="Strong_20_Emphasis"><text:span text:style-name="T18">Ejemplos:</text:span></text:span><text:span text:style-name="T18"> OpenSSH, PuTTY, SFT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73d3" officeooo:paragraph-rsid="002273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3:34:38.322760667</meta:creation-date>
    <dc:date>2025-01-31T22:09:14.478467432</dc:date>
    <meta:editing-duration>PT1H7M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20" meta:word-count="751" meta:character-count="4876" meta:non-whitespace-character-count="4138"/>
  </office:meta>
</office:document-meta>
</file>